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074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074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074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074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074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074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074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074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074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074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074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074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074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074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074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074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074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Yenifer Del Valle Febres Rom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5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511531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sús Rafael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9150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2.77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2" meta:non-whitespace-character-count="994"/>
    <meta:template xlink:type="simple" xlink:actuate="onRequest" xlink:title="Normal" xlink:href=""/>
  </office:meta>
</office:document-meta>
</file>